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499cm" loext:contextual-spacing="false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weight="bold"/>
    </style:style>
    <style:style style:name="P7" style:family="paragraph" style:parent-style-name="Standard">
      <style:paragraph-properties fo:text-align="justify" style:justify-single-word="false"/>
      <style:text-properties fo:font-weight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8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0326f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cm" fo:margin-bottom="0.499cm" loext:contextual-spacing="false"/>
      <style:text-properties style:font-name="times new roman" fo:font-size="12pt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color="#222222" fo:background-color="#fff9ee" loext:char-shading-value="0"/>
    </style:style>
    <style:style style:name="T5" style:family="text">
      <style:text-properties fo:font-size="18pt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LA EM 29 DE JANEIRO DE 2017 – LIÇÃO 5</text:p>
      <text:p text:style-name="P12"><text:span text:style-name="T1">(Revista: Editora Betel)</text:span></text:p>
      <text:p text:style-name="P4">Tema: <text:span text:style-name="T3">Deus Instrui Seu Povo a ser Grato e Fiel</text:span></text:p>
      <text:p text:style-name="P2"/>
      <text:p text:style-name="P11">Texto Áureo: <text:span text:style-name="T1">Dt 8.10</text:span></text:p>
      <text:p text:style-name="P11">  </text:p>
      <text:p text:style-name="P6">INTRODUÇÃO</text:p>
      <text:p text:style-name="Standard">- Querido(a) professor(a), nesta lição conduza os alunos a praticarem a gratidão, a tomarem atitudes que demonstrem essa gratidão.</text:p>
      <text:p text:style-name="Standard">- “<text:span text:style-name="T1">como um lugar de bênçãos e fertilidade”</text:span>, assim como será o céu, uma lugar de benção para o povo de Deus, devemos caminhar nesse mundo tendo em mente isso sobre a nossa Terra Prometida.</text:p>
      <text:p text:style-name="Standard">- “<text:span text:style-name="T1">agora fazia parte do passado dos filhos de Israel”</text:span>, agora deveriam olhar para a frente e se concentrar na conquista a fim de saberem usufruir da benção sem a destruir.</text:p>
      <text:p text:style-name="Standard">__________________________________________</text:p>
      <text:p text:style-name="P1">1. <text:span text:style-name="T2">A chegada de um novo ciclo</text:span></text:p>
      <text:p text:style-name="P2"><text:span text:style-name="T1">- “A história da humanidade se desenrola em ciclos”</text:span>, são como fases ou etapas da história que tem um tempo determinado, no caso de Israel a conquista da Terra Prometida era um ciclo, a partilha da Terra era outro, a instituição dos juízes outro, etc.</text:p>
      <text:p text:style-name="P2"><text:soft-page-break/></text:p>
      <text:p text:style-name="Standard"><text:span text:style-name="T1">1.1. Os herdeiros da boa terra.</text:span><text:line-break/>- “<text:span text:style-name="T1">salvo Calebe, filho de Jefoné, e Josué, filho de Num”</text:span>, da geração que saiu do Egito somente esses entraram na Terra Prometida.<text:line-break/>- “<text:span text:style-name="T1">toda a geração morreu no deserto”</text:span>, não morreram de repente, foram morrendo aos poucos, alguns de velhice, outros de doenças, acidentes, etc.<text:line-break/>- “<text:span text:style-name="T1">seus filhos, que eles disseram que morreriam no deserto”</text:span>, talvez eles fossem bem criança quando atravessaram o mar Vermelho e como não tinham voz dentro da congregação não foram contados com os rebeldes e por isso entraram na Terra Prometida.</text:p>
      <text:p text:style-name="P2"/>
      <text:p text:style-name="Standard"><text:span text:style-name="T1">1.2. Conhecendo o Senhor. </text:span><text:line-break/><text:span text:style-name="T1">- “teve que tratar os filhos de Israel antes de lhes dar a Terra”</text:span>, a fim de prepara-los para viverem e cuidarem da nova terra, do jeito que saíram do Egito não era possível.<text:line-break/>- “<text:span text:style-name="T1">queria que eles O conhecessem”</text:span>, Deus deseja ter relacionamento com a sua criação, esse é o desejo Dele para todos nós até hoje. Quando o cristão passa a ter uma vida de intimidade com Deus ele passa a viver um relacionamento com seu Criador passando assim a conhece-lo.<text:line-break/>- “<text:span text:style-name="T1">ser íntimo do Seu povo e falar-lhes abertamente (Êx 20.19)”</text:span>, ao tomar a Terra Prometida como a representação do céu, devemos entender que ser íntimo <text:soft-page-break/>de Deus é uma condição para entrar nele, veja:<text:line-break/>“<text:span text:style-name="T1">E disseram a Moisés: Fala tu conosco, e ouviremos: e não fale Deus conosco, para que não morramos.” Êx 20.19 </text:span>Ainda hoje o Senhor quer falar diretamente aos corações e isso é possível hoje pelo Espírito Santos derramado nos corações.<text:line-break/><text:line-break/><text:span text:style-name="T1">1.3.</text:span><text:span text:style-name="T4"> </text:span><text:span text:style-name="T1">Tudo tem um propósito.</text:span></text:p>
      <text:p text:style-name="P2"><text:span text:style-name="T1">- “Agora, o cardápio era variado”</text:span>, por mais que o maná fosse nutritivo e saboroso, comer sempre o mesmo alimento passava a ser enjoativo.</text:p>
      <text:p text:style-name="P2">- “<text:span text:style-name="T1">alertada a não repetir os erros de seus pais”</text:span>, erros baseados principalmente na falta de fé, eles então deveriam vigiar nesse quesito principalmente.</text:p>
      <text:p text:style-name="P2">- “<text:span text:style-name="T1">nem sempre o sofrimento é sinônimo de uma nova natureza”</text:span>, existem outras coisas a serem levadas em conta como a pessoa se encher da Palavra e do Espírito, senão passará a vida toda sofrendo e nunca mudará sua situação.</text:p>
      <text:p text:style-name="P2"/>
      <text:p text:style-name="P1">_____________________________________________</text:p>
      <text:p text:style-name="Standard"><text:span text:style-name="T1">2.</text:span><text:span text:style-name="T3">  Os níveis da nova terra</text:span><text:line-break/><text:span text:style-name="T3">- </text:span><text:span text:style-name="T1">“mas, sim, saber administrá-la”</text:span>, manter algo conquistado pode ser bem mais difícil do que conquistar, por isso precisamos estar preparados para administrar nossas conquistas.</text:p>
      <text:p text:style-name="P6"/>
      <text:p text:style-name="P6"><text:soft-page-break/>2.1. Riqueza.</text:p>
      <text:p text:style-name="P2"><text:span text:style-name="T1">- “e nada te faltará nela”</text:span>, riqueza basicamente é não ter necessidade de subsistência e isso havia sido providenciado pelo Senhor na Terra Prometida.</text:p>
      <text:p text:style-name="P2">- “<text:span text:style-name="T1">louvarás ao Senhor, teu Deus, pela boa terra”</text:span>, não are pra comer até não aguentarem mais e irem dormir sem se lembrar do nome do Senhor. Deveriam aprender a terem um coração grato.</text:p>
      <text:p text:style-name="P13">- “<text:span text:style-name="T1">implicava em uma mudança de mentalidade”</text:span>, deixariam de ser reclamões e passariam a ser agradecidos ao Senhor. Assim todos os crentes hoje devem deixar de lado suas reclamações e passarem a ser adoradores de Deus com um coração grato.</text:p>
      <text:p text:style-name="P1">2.2. Crescimento.</text:p>
      <text:p text:style-name="P2">- “<text:span text:style-name="T1">e se acrescentar a prata e o ouro, e se multiplicar tudo quanto tens”</text:span>, está se falando de enriquecimento, aumento de renda, atualmente seria o aumento do capital acumulado nas contas poupança ou corrente.</text:p>
      <text:p text:style-name="P2">- “<text:span text:style-name="T1">produz a fama e o crescimento”</text:span>, o comentarista está falando de crescimento de poder aquisitivo, pois existem outros tipos de crescimento, como o crescimento em graça e conhecimento de Deus, por exemplo.</text:p>
      <text:p text:style-name="P2">- “<text:span text:style-name="T1">só sabiam o que significava o sofrimento e a escravidão”</text:span>, genericamente falando o povo só conheceu a escravidão por quase 400 anos no Egito, porém especificamente falando aqueles que estavam <text:soft-page-break/>entrando na Terra Prometida só conheciam as agruras do deserto.</text:p>
      <text:p text:style-name="P2">- “<text:span text:style-name="T1">Administrar o sucesso não é para qualquer um”</text:span>, de fato, muitos deles perderam suas terras por não saberem administrar a herança.</text:p>
      <text:p text:style-name="P2"/>
      <text:p text:style-name="P1">2.3. Esquecimento.</text:p>
      <text:p text:style-name="P2"><text:span text:style-name="T1">- “esquecem-se de quem as fez ser o que são”</text:span>, por isso acreditamos que o Senhor não abre algumas portas para que o crente não se esqueça Dele, porém alguns oram com tanto fervor e insistência que o Senhor acaba abrindo e o crente passa o deserto por ter se esquecido de Deus.</text:p>
      <text:p text:style-name="P2">- “<text:span text:style-name="T1">pensam que venceram por si só, ou pela sabedoria”</text:span>, passaram tanto tempo pedindo a benção material ao Senhor que ao receberem de Deus buscam logo um motivo para o deixar. Na verdade querem é um pretexto para usufruírem de sua prosperidade material sem um compromisso com o Criador.</text:p>
      <text:p text:style-name="P2">- “- “<text:span text:style-name="T1">ajudou a adquirir tanto o conhecimento quanto a sabedoria”</text:span>, ou seja, ainda que não ocorra algo sobrenatural para que a pessoa seja próspera, deve ter em mente que quem deu força, fôlego de vida e ajudou a ter sabedoria e o conhecimento foi o Altíssimo e a Ele seja reputada toda a honra por isso.</text:p>
      <text:p text:style-name="P2">________________________________________</text:p>
      <text:p text:style-name="P1">3.<text:span text:style-name="T2"> A grandeza do Deus que cedeu a terra.</text:span></text:p>
      <text:p text:style-name="P2"><text:soft-page-break/><text:span text:style-name="T1">- “encarando os desafios de sua época”</text:span>, os desafios da época atual são bem diferentes dos que os judeus enfrentaram ao entrarem na Terra Prometida, porém tem o mesmo caráter e missão, tirar o expulsar o povo de Deus da Terra Prometida, a Canaã celestial.</text:p>
      <text:p text:style-name="P2">- “<text:span text:style-name="T1">que construam um legado para sua posteridade”</text:span>, está se falando de algo no campo espiritual a ser deixado para as gerações futuras.</text:p>
      <text:p text:style-name="P2"/>
      <text:p text:style-name="P1">3.1. O Deus que nos faz ser grandes.</text:p>
      <text:p text:style-name="P2"><text:span text:style-name="T1">- “ser grande na Sua presença não é ser rico”</text:span>, a famosa teologia da prosperidade prega a busca da benção material como demonstração de grandeza na presença de Deus, porém ter bens materiais está longe de ser sinal de grandeza divina.</text:p>
      <text:p text:style-name="P2">- “<text:span text:style-name="T1">um relacionamento íntimo e pessoal com Ele”</text:span>, isso é ser grande diante de Deus, é ter intimidade com Ele. Pergunte aos alunos quais os benefícios de se ter intimidade com o Pai? Um benefício é ter as orações respondidas, outro seria conhecer a voz de Deus, ter a certeza da salvação, etc.</text:p>
      <text:p text:style-name="P2">- “<text:span text:style-name="T1">isto exige de nós uma mudança de mentalidade”</text:span>, quando se aceita a Jesus a mentalidade da pessoa ainda está meio mundana, como aquele povo que saiu do Egito e atravessou o deserto murmurando, precisamos mudar nossa mente.</text:p>
      <text:p text:style-name="P2">- “<text:span text:style-name="T1">pereceu por causa da desobediência”</text:span>, e a desobediência deles veio por falta de fé.</text:p>
      <text:p text:style-name="P2"><text:soft-page-break/></text:p>
      <text:p text:style-name="P1">3.2. O Deus que cumpre alianças.</text:p>
      <text:p text:style-name="P2"><text:span text:style-name="T1">- “uma aliança feita a seus pais”</text:span>, isso mostra que o povo de Deus não se restringe aos da nossa geração, vivemos hoje bênçãos conquistadas por nossos antepassados.</text:p>
      <text:p text:style-name="P2">- “<text:span text:style-name="T1">Deus honra muito uma aliança”</text:span>, e espera que sejamos assim também, precisamos aprender a cumprir os nossos votos, honrar as alianças e honrar com a palavra dada.</text:p>
      <text:p text:style-name="P2">- “<text:span text:style-name="T1">não é pela justiça do povo”</text:span>, pois pela justiça todos deveriam morrer, pois eram pecadores também.</text:p>
      <text:p text:style-name="P2">- “<text:span text:style-name="T1">pela fidelidade de Sua Palavra”</text:span>, porque Ele disse que faria e se disse que faria Ele cumpre a Sua Palavra.</text:p>
      <text:p text:style-name="P2"/>
      <text:p text:style-name="P1">3.3. Alertando a nova geração.</text:p>
      <text:p text:style-name="P2">- “<text:span text:style-name="T1">Moisés faz uma exposição acerca da grandeza de Deus”</text:span>, era uma mensagem de fortalecimento para conquistarem a Terra Prometida, para isso eles precisavam ter noção da grandeza do nosso Deus.</text:p>
      <text:p text:style-name="P2">- “<text:span text:style-name="T1">não haveria quem pudesse abatê-los”</text:span>, isso daria forças para eles e os animaria, ninguém pode conquistar sem estar animado.  </text:p>
      <text:p text:style-name="P2"/>
      <text:p text:style-name="P1">CONCLUSÃO</text:p>
      <text:p text:style-name="P2">- “<text:span text:style-name="T1">Essa é a base para um relacionamento saudável”</text:span>, se formos fieis Ele nos recompensará e o bom é que não precisamos provar nossa fidelidade para ninguém, <text:soft-page-break/>pois Deus sabe se somos fieis ou não, porém nossa fidelidade a Deus logo produzirá fruto em nossa igreja, família e local de trabalho.</text:p>
      <text:p text:style-name="P2">- Faça o resumo para a revisão e corrija o questionário.</text:p>
      <text:p text:style-name="P2"/>
      <text:p text:style-name="P1">QUESTIONÁRIO</text:p>
      <text:p text:style-name="P2"/>
      <text:p text:style-name="P1">1. Da geração que saiu do Egito, de vinte anos para cima, quem herdou a Terra Prometida?</text:p>
      <text:p text:style-name="P2">R: Somente Josué e Calebe (Nm 14.30).</text:p>
      <text:p text:style-name="P2"/>
      <text:p text:style-name="P1">2. O que Deus sempre desejou?</text:p>
      <text:p text:style-name="P2">R: Ser íntimo do seu povo e falar-lhes abertamente (Êx 20.19).</text:p>
      <text:p text:style-name="P2"/>
      <text:p text:style-name="P1">3. O que a Terra Prometida possuía?</text:p>
      <text:p text:style-name="P2">R: Abundância de águas, rica em alimento e em minérios (Dt 8.7-9).</text:p>
      <text:p text:style-name="P2"/>
      <text:p text:style-name="P1">4. O que a nova geração recebeu do Senhor?</text:p>
      <text:p text:style-name="P2">R: Um aviso para que fosse prudente e se mantivesse na posição (Dt 28.15).</text:p>
      <text:p text:style-name="P2"/>
      <text:p text:style-name="P1">5. O que Deus honra muito?</text:p>
      <text:p text:style-name="P2">R: Uma aliança (Dt 9.5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2-11T09:26:37.432383363</dc:date>
    <meta:editing-duration>PT5M4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8" meta:paragraph-count="63" meta:word-count="1486" meta:character-count="8568" meta:non-whitespace-character-count="7136"/>
  </office:meta>
</office:document-meta>
</file>